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7.775cm"/>
    </style:style>
    <style:style style:name="P1" style:family="paragraph">
      <style:paragraph-properties fo:margin-left="0cm" fo:margin-right="0cm" text:enable-numbering="false" fo:text-indent="0cm"/>
      <style:text-properties fo:font-size="24pt" style:font-size-asian="24pt" style:font-size-complex="24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24.26cm" svg:height="17.775cm" svg:x="-1.143cm" svg:y="0.635cm">
          <draw:text-box>
            <text:p text:style-name="P1">A sua empreza faz negócios com a Alemanka, prozura parceiros, quer investir ou tem qualquer problema que quer solucionar? Então somos nós, a Câmara de Comércio e Indústria Luso-Alemão, o seu parceiro que o aconselha, ajuda e acompanha em todos os assuntos de interese económico relacionados com a Alemanha.</text:p>
            <text:p text:style-name="P1">A sua empreza faz negócios com a Alemanha, prozura parceiros, quer investir ou tem qualquer problema que quer solucionar? Então somos nós, a Câmara de Comércio e Indústria Luso-Alemão, o seu parceiro que o aconselha, ajuda e acompanha em todos os assuntos de interese económico relacionados com a Alemanha.</text:p>
            <text:p text:style-name="P1">A sua empreza faz negócios com a Alemanha, prozura parceiros, quer investir ou tem qualquer problema que quer solucionar? Então somos nós, a Câmara de Comércio e Indústria Luso-Alemão, o seu parceiro que o aconselha, ajuda e acompanha em todos os assuntos de interese económico relacionados com a Alemanha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Pfeil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pt" fo:country="PT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Pfeil" draw:marker-start-width="0.2cm" draw:marker-end="Pfeil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545cm" fo:margin-left="0.55cm" fo:margin-right="0.685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41$Build-9244</meta:generator>
    <meta:initial-creator>Thorsten Peters</meta:initial-creator>
    <meta:creation-date>1999-05-19T09:56:17</meta:creation-date>
    <dc:date>2008-01-02T13:21:20</dc:date>
    <meta:editing-cycles>1</meta:editing-cycles>
    <meta:editing-duration>PT0S</meta:editing-duration>
    <meta:user-defined meta:name="Info 0"/>
    <meta:user-defined meta:name="Info 1"/>
    <meta:user-defined meta:name="Info 2"/>
    <meta:user-defined meta:name="Info 3"/>
    <meta:document-statistic meta:object-count="1"/>
  </office:meta>
</office:document-meta>
</file>